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114" officeooo:paragraph-rsid="000a2114"/>
    </style:style>
    <style:style style:name="P2" style:family="paragraph" style:parent-style-name="Standard">
      <style:text-properties officeooo:paragraph-rsid="000a2114"/>
    </style:style>
    <style:style style:name="T1" style:family="text">
      <style:text-properties officeooo:rsid="000a2114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para coga</text:p>
      <text:p text:style-name="P1"/>
      <text:p text:style-name="P1">nombre: centrodeoptometriagallego.wordpress.com</text:p>
      <text:p text:style-name="P1">email: <text:a xlink:type="simple" xlink:href="mailto:centrodeoptometriagallego@gmail.com" text:style-name="Internet_20_link" text:visited-style-name="Visited_20_Internet_20_Link">centrodeoptometriagallego@gmail.com</text:a></text:p>
      <text:p text:style-name="P1">contraseña de wordpress.com: <text:span text:style-name="T2">coga2018!</text:span></text:p>
      <text:p text:style-name="P1"/>
      <text:p text:style-name="P1"/>
      <text:p text:style-name="P1">------------------------------</text:p>
      <text:p text:style-name="P1">direccion GMAIL:</text:p>
      <text:p text:style-name="P1"/>
      <text:p text:style-name="P1"><text:a xlink:type="simple" xlink:href="mailto:centrodeoptometriagallego@gmail.com" text:style-name="Internet_20_link" text:visited-style-name="Visited_20_Internet_20_Link">centrodeoptometriagallego@gmail.com</text:a></text:p>
      <text:p text:style-name="P1"/>
      <text:p text:style-name="P1">contraseña: coga2018</text:p>
      <text:p text:style-name="P1"/>
      <text:p text:style-name="P2"><text:span text:style-name="T1">direccion de correo opcional: </text:span><text:a xlink:type="simple" xlink:href="mailto:info@coga-sa.es" text:style-name="Internet_20_link" text:visited-style-name="Visited_20_Internet_20_Link"><text:span text:style-name="T1">info@coga-sa.es</text:span></text:a></text:p>
      <text:p text:style-name="P2"/>
      <text:p text:style-name="P1">fecha nacimiento: 1 noviembre 1999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3:30:41.065727686</meta:creation-date>
    <dc:date>2018-08-08T13:40:09.317810915</dc:date>
    <meta:editing-duration>PT9M32S</meta:editing-duration>
    <meta:editing-cycles>1</meta:editing-cycles>
    <meta:document-statistic meta:table-count="0" meta:image-count="0" meta:object-count="0" meta:page-count="1" meta:paragraph-count="10" meta:word-count="27" meta:character-count="326" meta:non-whitespace-character-count="309"/>
    <meta:generator>LibreOffice/6.0.3.2$Linux_X86_64 LibreOffice_project/00m0$Build-2</meta:generator>
  </office:meta>
</office:document-meta>
</file>